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5.34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7cm" fo:min-width="8.89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83cm" fo:min-width="2.43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559cm" fo:min-width="2.21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74cm" fo:min-width="1.35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58cm" fo:min-width="1.52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842cm" svg:height="1.016cm" svg:x="5.337cm" svg:y="3.74cm">
          <text:p text:style-name="P1"><text:span text:style-name="T1">userDao.init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9.398cm" svg:height="1.72cm" svg:x="3.559cm" svg:y="8.316cm">
          <text:p text:style-name="P1"><text:span text:style-name="T1">user = </text:span></text:p>
          <text:p text:style-name="P1"><text:span text:style-name="T1">userDao.GetNext(user.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048cm" svg:height="1.143cm" svg:x="6.734cm" svg:y="1.8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3.048cm" svg:height="1.143cm" svg:x="14.027cm" svg:y="18.164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4.47cm" svg:height="2.946cm" svg:x="6.023cm" svg:y="11.212cm">
          <text:p text:style-name="P1"><text:span text:style-name="T1">user == </text:span></text:p>
          <text:p text:style-name="P1"><text:span text:style-name="T1">null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2" xml:id="id7" draw:id="id7" draw:layer="layout" svg:width="4.877cm" svg:height="3.15cm" svg:x="9.194cm" svg:y="15.022cm">
          <text:p text:style-name="P1"><text:span text:style-name="T1">!user.</text:span></text:p>
          <text:p text:style-name="P1"><text:span text:style-name="T1">isLast()</text:span></text:p>
          <draw:enhanced-geometry svg:viewBox="0 0 21600 21600" draw:mirror-horizontal="false" draw:mirror-vertical="false" draw:glue-points="10800 0 0 10800 10800 21600 21600 10800" draw:text-areas="?f3 ?f3 ?f4 ?f4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3" draw:layer="layout" svg:width="2.159cm" svg:height="0.962cm" svg:x="4.756cm" svg:y="11.823cm">
          <draw:text-box draw:corner-radius="0.127cm">
            <text:p>true</text:p>
          </draw:text-box>
        </draw:frame>
        <draw:frame draw:style-name="gr7" draw:text-style-name="P3" draw:layer="layout" svg:width="2.159cm" svg:height="0.962cm" svg:x="10.257cm" svg:y="11.823cm">
          <draw:text-box>
            <text:p>false</text:p>
          </draw:text-box>
        </draw:frame>
        <draw:custom-shape draw:style-name="gr8" draw:text-style-name="P1" xml:id="id3" draw:id="id3" draw:layer="layout" svg:width="0.508cm" svg:height="0.508cm" svg:x="8.004cm" svg:y="5.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4" draw:layer="layout" draw:type="line" svg:x1="8.258cm" svg:y1="2.943cm" svg:x2="8.258cm" svg:y2="3.74cm" draw:start-shape="id1" draw:start-glue-point="2" draw:end-shape="id2" draw:end-glue-point="0" svg:d="M8258 2943v797" svg:viewBox="0 0 1 798">
          <text:p/>
        </draw:connector>
        <draw:connector draw:style-name="gr9" draw:text-style-name="P4" draw:layer="layout" draw:type="line" svg:x1="8.258cm" svg:y1="4.756cm" svg:x2="8.258cm" svg:y2="5.68cm" draw:start-shape="id2" draw:start-glue-point="2" draw:end-shape="id3" draw:end-glue-point="4" svg:d="M8258 4756v924" svg:viewBox="0 0 1 925">
          <text:p/>
        </draw:connector>
        <draw:connector draw:style-name="gr9" draw:text-style-name="P4" draw:layer="layout" draw:type="line" svg:x1="8.258cm" svg:y1="10.036cm" svg:x2="8.258cm" svg:y2="11.212cm" draw:start-shape="id4" draw:start-glue-point="2" draw:end-shape="id5" draw:end-glue-point="4" svg:d="M8258 10036v1176" svg:viewBox="0 0 1 1177">
          <text:p/>
        </draw:connector>
        <draw:frame draw:style-name="gr7" draw:text-style-name="P3" draw:layer="layout" svg:width="1.715cm" svg:height="0.962cm" svg:x="8.01cm" svg:y="15.649cm">
          <draw:text-box draw:corner-radius="0.127cm">
            <text:p>true</text:p>
          </draw:text-box>
        </draw:frame>
        <draw:line draw:style-name="gr9" draw:text-style-name="P4" draw:layer="layout" svg:x1="8.258cm" svg:y1="7.115cm" svg:x2="8.258cm" svg:y2="8.385cm">
          <text:p/>
        </draw:line>
        <draw:connector draw:style-name="gr9" draw:text-style-name="P4" draw:layer="layout" draw:line-skew="-2.539cm" svg:x1="6.023cm" svg:y1="12.685cm" svg:x2="8.004cm" svg:y2="7.435cm" draw:start-shape="id5" draw:start-glue-point="5" draw:end-shape="id6" draw:end-glue-point="6" svg:d="M6023 12685h-3040v-5250h5021" svg:viewBox="0 0 5022 5251">
          <text:p/>
        </draw:connector>
        <draw:connector draw:style-name="gr9" draw:text-style-name="P4" draw:layer="layout" draw:line-skew="-5.106cm" svg:x1="9.194cm" svg:y1="16.597cm" svg:x2="8.004cm" svg:y2="5.934cm" draw:start-shape="id7" draw:start-glue-point="5" draw:end-shape="id3" draw:end-glue-point="6" svg:d="M9194 16597h-6797v-10663h5607" svg:viewBox="0 0 6798 10664">
          <text:p/>
        </draw:connector>
        <draw:frame draw:style-name="gr7" draw:text-style-name="P3" draw:layer="layout" svg:width="2.159cm" svg:height="0.962cm" svg:x="13.958cm" svg:y="15.649cm">
          <draw:text-box>
            <text:p>false</text:p>
          </draw:text-box>
        </draw:frame>
        <draw:custom-shape draw:style-name="gr8" draw:text-style-name="P1" xml:id="id6" draw:id="id6" draw:layer="layout" svg:width="0.508cm" svg:height="0.508cm" svg:x="8.004cm" svg:y="7.1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4" draw:layer="layout" svg:x1="8.239cm" svg:y1="6.207cm" svg:x2="8.258cm" svg:y2="7.223cm">
          <text:p/>
        </draw:line>
        <draw:connector draw:style-name="gr9" draw:text-style-name="P4" draw:layer="layout" svg:x1="10.493cm" svg:y1="12.685cm" svg:x2="11.633cm" svg:y2="15.022cm" draw:start-shape="id5" draw:start-glue-point="7" draw:end-shape="id7" draw:end-glue-point="4" svg:d="M10493 12685h1140v2337" svg:viewBox="0 0 1141 2338">
          <text:p/>
        </draw:connector>
        <draw:connector draw:style-name="gr9" draw:text-style-name="P4" draw:layer="layout" svg:x1="14.071cm" svg:y1="16.597cm" svg:x2="15.551cm" svg:y2="18.164cm" draw:start-shape="id7" draw:start-glue-point="7" draw:end-shape="id8" draw:end-glue-point="0" svg:d="M14071 16597h1480v1567" svg:viewBox="0 0 1481 156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7T20:02:42.003000000</meta:creation-date>
    <dc:date>2020-10-20T03:21:26.015000000</dc:date>
    <meta:editing-duration>PT6M58S</meta:editing-duration>
    <meta:editing-cycles>2</meta:editing-cycles>
    <meta:generator>LibreOffice/6.3.2.2$Windows_X86_64 LibreOffice_project/98b30e735bda24bc04ab42594c85f7fd8be07b9c</meta:generator>
    <meta:document-statistic meta:object-count="21"/>
  </office:meta>
</office:document-meta>
</file>